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29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12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28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30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11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8-08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6-12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4-18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4-02-21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3-12-22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3-10-17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3-06-2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3-04-1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3-02-02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2-12-20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2-10-2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2-08-17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2-06-1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2-04-14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2-02-1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1-12-23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1-10-0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1-08-0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1-06-0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1-04-26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1-02-1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0-12-15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0-11-1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0-10-20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0-07-0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0-05-12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20-02-1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9-12-1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9-10-0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9-09-04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9-06-0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9-05-09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9-04-1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9-01-1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8-12-0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8-10-1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8-08-0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8-06-0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8-02-12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7-12-1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7-06-05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7-05-2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7-05-0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7-03-20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7-02-1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7-0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6-12-0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6-11-14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6-10-2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6-09-20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6-08-2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6-07-13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6-05-24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6-05-1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6-04-2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6-03-29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6-02-22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6-01-2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5-12-22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5-11-16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5-09-2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5-09-1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5-08-0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5-07-16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5-06-0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5-05-14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5-04-1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5-03-12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5-02-1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5-01-28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5-01-2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4-12-18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4-11-12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4-10-15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4-07-28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4-06-1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4-04-21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3-12-1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3-10-29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3-09-1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3-08-0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3-07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3-06-1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3-05-2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3-04-0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3-02-15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3-01-2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2-12-03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2-10-0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2-09-21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2-08-2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2-07-19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2-06-0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2-05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1-10-1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1-09-0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1-08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1-07-14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1-06-2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1-04-2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1-04-1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1-03-3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1-01-1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0-12-2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0-11-0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0-10-22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0-08-0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0-05-2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0-04-29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0-02-0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10-01-27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9-12-1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9-10-0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9-09-23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9-08-2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9-07-1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9-05-18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9-03-04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9-01-2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8-12-17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8-10-3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8-08-2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8-07-02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8-04-1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8-02-1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7-10-1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7-09-1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7-06-1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7-05-16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7-04-19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7-03-1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7-02-2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7-01-1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6-12-0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6-10-20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6-08-15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6-07-1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6-06-02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6-05-03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6-04-19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6-03-0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6-02-2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6-02-1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6-02-08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6-01-1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5-12-0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21066151400</text:p>
          </table:table-cell>
          <table:table-cell office:value-type="string" calcext:value-type="string">
            <text:p>PIEZOMETER JBNERR WEST 1 SALINAS, PR</text:p>
          </table:table-cell>
          <table:table-cell office:value-type="string" calcext:value-type="string">
            <text:p>2005-11-18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0" meta:object-count="0"/>
    <meta:user-defined meta:name="AppVersion">3.0</meta:user-defined>
  </office:meta>
</office:document-meta>
</file>